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system-ui, 'Segoe UI', Roboto, 'Noto Sans', Ubuntu, 'Droid Sans', 'Helvetica Neue', sans-serif"/>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margin-left="0cm" fo:margin-right="0cm" fo:margin-top="0.669cm" fo:margin-bottom="0cm" fo:line-height="150%" fo:orphans="2" fo:widows="2" fo:text-indent="0cm" style:auto-text-indent="false" fo:padding="0cm" fo:border="none"/>
    </style:style>
    <style:style style:name="P2" style:family="paragraph" style:parent-style-name="Heading_20_3">
      <style:paragraph-properties fo:margin-top="0.25cm" fo:margin-bottom="0cm" fo:line-height="150%"/>
      <style:text-properties fo:language="fr" fo:country="FR"/>
    </style:style>
    <style:style style:name="P3" style:family="paragraph" style:parent-style-name="Text_20_body">
      <style:paragraph-properties fo:margin-left="0cm" fo:margin-right="0cm" fo:margin-top="0.222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 style:family="paragraph" style:parent-style-name="Text_20_body" style:list-style-name="L18">
      <style:paragraph-properties fo:margin-left="0cm" fo:margin-right="0cm" fo:margin-top="0.222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5" style:family="paragraph" style:parent-style-name="Text_20_body">
      <style:paragraph-properties fo:margin-left="0cm" fo:margin-right="0cm" fo:margin-top="0.222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style:text-underline-style="none" style:font-size-asian="12pt" style:font-size-complex="12pt"/>
    </style:style>
    <style:style style:name="P6" style:family="paragraph" style:parent-style-name="Text_20_body">
      <style:paragraph-properties fo:margin-left="0cm" fo:margin-right="0cm" fo:margin-top="0.222cm" fo:margin-bottom="0cm" fo:line-height="150%" fo:orphans="2" fo:widows="2" fo:text-indent="0cm" style:auto-text-indent="false" fo:padding="0cm" fo:border="none"/>
      <style:text-properties fo:color="#000000" style:font-name="Times New Roman" fo:font-size="12pt" style:text-underline-style="none" style:font-size-asian="12pt" style:font-size-complex="12pt"/>
    </style:style>
    <style:style style:name="P7" style:family="paragraph" style:parent-style-name="Text_20_body">
      <style:paragraph-properties fo:margin-left="0cm" fo:margin-right="0cm" fo:margin-top="0.222cm" fo:margin-bottom="0cm" fo:line-height="150%" fo:orphans="2" fo:widows="2" fo:text-indent="0cm" style:auto-text-indent="false" fo:padding="0cm" fo:border="none"/>
    </style:style>
    <style:style style:name="P8" style:family="paragraph" style:parent-style-name="Text_20_body">
      <style:paragraph-properties fo:margin-left="0cm" fo:margin-right="0cm" fo:margin-top="0.222cm" fo:margin-bottom="0cm" fo:line-height="150%" fo:text-align="justify" style:justify-single-word="false" fo:orphans="2" fo:widows="2" fo:text-indent="0cm" style:auto-text-indent="false" fo:padding="0cm" fo:border="none"/>
      <style:text-properties fo:font-weight="bold" style:font-weight-asian="bold" style:font-weight-complex="bold"/>
    </style:style>
    <style:style style:name="P9" style:family="paragraph" style:parent-style-name="Text_20_body" style:list-style-name="L6">
      <style:paragraph-properties fo:margin-left="0cm" fo:margin-right="0cm" fo:margin-top="0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0" style:family="paragraph" style:parent-style-name="Text_20_body" style:list-style-name="L16">
      <style:paragraph-properties fo:margin-top="0.222cm" fo:margin-bottom="0cm" fo:line-height="150%" fo:text-align="justify" style:justify-single-word="false" fo:orphans="2" fo:widows="2" fo:padding="0cm" fo:border="none"/>
      <style:text-properties fo:font-variant="normal" fo:text-transform="none" fo:color="#000000" style:font-name="Times New Roman" fo:font-size="12pt" fo:letter-spacing="normal" style:text-underline-style="none" style:font-size-asian="12pt" style:font-size-complex="12pt"/>
    </style:style>
    <style:style style:name="P11" style:family="paragraph" style:parent-style-name="Text_20_body">
      <style:paragraph-properties fo:margin-top="0.222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2" style:family="paragraph" style:parent-style-name="Text_20_body" style:list-style-name="L18">
      <style:paragraph-properties fo:margin-top="0.222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3" style:family="paragraph" style:parent-style-name="Text_20_body" style:list-style-name="L17">
      <style:paragraph-properties fo:margin-top="0.222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4" style:family="paragraph" style:parent-style-name="Text_20_body" style:list-style-name="L19">
      <style:paragraph-properties fo:margin-top="0.222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5" style:family="paragraph" style:parent-style-name="Text_20_body" style:list-style-name="L18">
      <style:paragraph-properties fo:margin-top="0.222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6" style:family="paragraph" style:parent-style-name="Text_20_body" style:list-style-name="L17">
      <style:paragraph-properties fo:margin-top="0.222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7" style:family="paragraph" style:parent-style-name="Text_20_body">
      <style:paragraph-properties fo:margin-top="0.222cm" fo:margin-bottom="0cm" fo:line-height="150%" fo:text-align="justify" style:justify-single-word="false" fo:orphans="2" fo:widows="2" fo:padding="0cm" fo:border="none"/>
      <style:text-properties fo:font-weight="bold" style:font-weight-asian="bold" style:font-weight-complex="bold"/>
    </style:style>
    <style:style style:name="P18" style:family="paragraph" style:parent-style-name="Text_20_body" style:list-style-name="L19">
      <style:paragraph-properties fo:margin-top="0.222cm" fo:margin-bottom="0cm" fo:line-height="150%" fo:text-align="justify" style:justify-single-word="false" fo:orphans="2" fo:widows="2" fo:padding="0cm" fo:border="none"/>
    </style:style>
    <style:style style:name="P19" style:family="paragraph" style:parent-style-name="Standard">
      <style:paragraph-properties fo:margin-left="0cm" fo:margin-right="0cm" fo:margin-top="0.25cm" fo:margin-bottom="0cm" fo:line-height="150%" fo:text-align="center" style:justify-single-word="false" fo:text-indent="0cm" style:auto-text-indent="false"/>
      <style:text-properties fo:font-size="48pt" fo:language="fr" fo:country="FR" style:font-size-asian="48pt" style:font-size-complex="48pt"/>
    </style:style>
    <style:style style:name="P20" style:family="paragraph" style:parent-style-name="Standard">
      <style:paragraph-properties fo:margin-left="0cm" fo:margin-right="0cm" fo:margin-top="0.25cm" fo:margin-bottom="0cm" fo:line-height="150%" fo:text-align="center" style:justify-single-word="false" fo:text-indent="0cm" style:auto-text-indent="false"/>
      <style:text-properties fo:font-size="36pt" fo:language="fr" fo:country="FR" fo:font-weight="normal" style:font-size-asian="36pt" style:font-weight-asian="normal" style:font-size-complex="36pt" style:font-weight-complex="normal"/>
    </style:style>
    <style:style style:name="P21" style:family="paragraph" style:parent-style-name="Standard">
      <style:paragraph-properties fo:margin-left="0cm" fo:margin-right="0cm" fo:margin-top="0.25cm" fo:margin-bottom="0cm" fo:line-height="150%" fo:text-align="start" style:justify-single-word="false" fo:text-indent="0cm" style:auto-text-indent="false"/>
      <style:text-properties fo:font-size="18pt" fo:language="fr" fo:country="FR" fo:font-weight="normal" style:font-size-asian="18pt" style:font-weight-asian="normal" style:font-size-complex="18pt" style:font-weight-complex="normal"/>
    </style:style>
    <style:style style:name="P22" style:family="paragraph" style:parent-style-name="Standard">
      <style:paragraph-properties fo:margin-left="0cm" fo:margin-right="0cm" fo:margin-top="0.25cm" fo:margin-bottom="0cm" fo:line-height="150%" fo:text-align="center" style:justify-single-word="false" fo:text-indent="0cm" style:auto-text-indent="false"/>
      <style:text-properties fo:language="fr" fo:country="FR"/>
    </style:style>
    <style:style style:name="P23" style:family="paragraph" style:parent-style-name="Standard" style:master-page-name="">
      <style:paragraph-properties fo:margin-left="0cm" fo:margin-right="0cm" fo:margin-top="0.25cm" fo:margin-bottom="0cm" fo:line-height="150%" fo:text-align="center" style:justify-single-word="false" fo:text-indent="0cm" style:auto-text-indent="false" style:page-number="auto"/>
      <style:text-properties style:font-name="Times New Roman" fo:font-size="48pt" fo:language="fr" fo:country="FR" style:font-size-asian="48pt" style:font-size-complex="48pt"/>
    </style:style>
    <style:style style:name="P24" style:family="paragraph" style:parent-style-name="Standard" style:list-style-name="L1">
      <style:paragraph-properties fo:margin-top="0.25cm" fo:margin-bottom="0cm" fo:line-height="150%" fo:text-align="start" style:justify-single-word="false"/>
      <style:text-properties fo:font-size="14pt" fo:language="fr" fo:country="FR" fo:font-weight="normal" style:font-size-asian="14pt" style:font-weight-asian="normal" style:font-size-complex="14pt" style:font-weight-complex="normal"/>
    </style:style>
    <style:style style:name="P25" style:family="paragraph" style:parent-style-name="Standard">
      <style:paragraph-properties fo:margin-top="0.25cm" fo:margin-bottom="0cm" fo:line-height="150%"/>
      <style:text-properties fo:font-size="18pt" fo:language="fr" fo:country="FR" style:font-size-asian="18pt" style:font-size-complex="18pt"/>
    </style:style>
    <style:style style:name="P26" style:family="paragraph" style:parent-style-name="Standard">
      <style:paragraph-properties fo:margin-top="0.25cm" fo:margin-bottom="0cm" fo:line-height="150%"/>
      <style:text-properties fo:font-size="18pt" fo:language="fr" fo:country="FR" style:text-underline-style="none" style:font-size-asian="18pt" style:font-size-complex="18pt"/>
    </style:style>
    <style:style style:name="P27" style:family="paragraph" style:parent-style-name="Standard">
      <style:paragraph-properties fo:margin-top="0.25cm" fo:margin-bottom="0cm" fo:line-height="150%" fo:text-align="justify" style:justify-single-word="false"/>
      <style:text-properties fo:font-size="12pt" fo:language="fr" fo:country="FR" style:font-size-asian="12pt" style:font-size-complex="12pt"/>
    </style:style>
    <style:style style:name="P28" style:family="paragraph" style:parent-style-name="Standard">
      <style:paragraph-properties fo:margin-top="0.25cm" fo:margin-bottom="0cm" fo:line-height="150%"/>
      <style:text-properties fo:color="#000000" style:font-name="Times New Roman" fo:font-size="14pt" fo:language="fr" fo:country="FR" style:text-underline-style="none" style:font-size-asian="14pt" style:font-size-complex="14pt"/>
    </style:style>
    <style:style style:name="T1" style:family="text">
      <style:text-properties style:font-name="Times New Roman"/>
    </style:style>
    <style:style style:name="T2" style:family="text">
      <style:text-properties style:font-name="Times New Roman" fo:font-size="36pt" fo:font-weight="normal" style:font-size-asian="36pt" style:font-weight-asian="normal" style:font-size-complex="36pt" style:font-weight-complex="normal"/>
    </style:style>
    <style:style style:name="T3" style:family="text">
      <style:text-properties style:font-name="Times New Roman" style:text-underline-style="solid" style:text-underline-width="auto" style:text-underline-color="font-color"/>
    </style:style>
    <style:style style:name="T4" style:family="text">
      <style:text-properties style:font-name="Times New Roman" style:text-underline-style="none"/>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ize="16pt" style:font-size-asian="16pt" style:font-size-complex="16pt"/>
    </style:style>
    <style:style style:name="T8" style:family="text">
      <style:text-properties fo:font-style="normal" fo:font-weight="normal"/>
    </style:style>
    <style:style style:name="T9" style:family="text">
      <style:text-properties fo:font-variant="normal" fo:text-transform="none" fo:color="#000000" style:font-name="Times New Roman" fo:font-size="12pt" fo:letter-spacing="normal" fo:font-style="normal" style:text-underline-style="none" fo:font-weight="bold" style:font-size-asian="12pt" style:font-size-complex="12pt"/>
    </style:style>
    <style:style style:name="T10" style:family="text">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T11"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2"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font-style="normal" style:text-underline-style="none"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5"/></text:p>
      <text:p text:style-name="P19"><text:span text:style-name="T3"><text:s text:c="6"/></text:span><text:span text:style-name="T4"><text:s/></text:span><text:span text:style-name="T1">Chapitre 2</text:span><text:span text:style-name="T4"> </text:span><text:span text:style-name="T3"><text:s text:c="6"/></text:span></text:p>
      <text:p text:style-name="P20"><text:span text:style-name="T1">Etude fonctionnelle</text:span></text:p>
      <text:p text:style-name="P20"><text:span text:style-name="T1"/></text:p>
      <text:p text:style-name="P21">Plan:</text:p>
      <text:list xml:id="list8761977999590510454" text:style-name="L1">
        <text:list-item>
          <text:p text:style-name="P24">Spécification des besoins . . . . . . . . . . . . . . . . . . . . . . . . . . . . 20</text:p>
        </text:list-item>
        <text:list-item>
          <text:p text:style-name="P24">Présentation des rôles de Scrum . . . . . . . . . . . . . . . . . . . . . . . 22</text:p>
        </text:list-item>
        <text:list-item>
          <text:p text:style-name="P24">Backlog du produit . . . . . . . . . . . . . . . . . . . . . . . . . . . . . . . 23</text:p>
        </text:list-item>
        <text:list-item>
          <text:p text:style-name="P24">Planification des Sprints . . . . . . . . . . . . . . . . . . . . . . . . . . . . 25</text:p>
        </text:list-item>
        <text:list-item>
          <text:p text:style-name="P24">Modélisation des besoins fonctionnels . . . . . . . . . . . . . . . . . . . . 25</text:p>
        </text:list-item>
      </text:list>
      <text:p text:style-name="P20"/>
      <text:p text:style-name="P20"><text:span text:style-name="T1"/></text:p>
      <text:p text:style-name="P22"><text:span text:style-name="T2"/></text:p>
      <text:p text:style-name="P25">Introduction</text:p>
      <text:p text:style-name="P27">Après avoir abordé les principaux thèmes relatifs au sujet, on vient à énoncer les différents besoins auxquels l'application devra répondre. Cette partie descriptive des besoins constitue la base de ce chapitre où je énumèrerai les besoins fonctionnels et non fonctionnels et j'exposerai le model à suivre pour réaliser le projet.</text:p>
      <text:p text:style-name="P27"/>
      <text:p text:style-name="P25">1. Analyse de<text:span text:style-name="T6">s besoins</text:span></text:p>
      <text:p text:style-name="P26"><text:span text:style-name="T7">1.1 Besoin non-fonctionnel</text:span></text:p>
      <text:p text:style-name="P28"><text:span text:style-name="T7">1.1.1. Authentification:</text:span></text:p>
      <text:p text:style-name="P28"><text:span text:style-name="T7"/></text:p>
      <text:p text:style-name="P26"><text:soft-page-break/><text:span text:style-name="T7">1.2 Besoin fonctionnel</text:span> </text:p>
      <text:p text:style-name="P28">1.2.1. Description des acteurs</text:p>
      <text:h text:style-name="P2" text:outline-level="3"><text:bookmark text:name="Descriptiondesacteurs(personas)-Candidate"/><text:span text:style-name="Strong_20_Emphasis"><text:span text:style-name="T9">a. Candidat</text:span></text:span></text:h>
      <text:p text:style-name="P5"><text:span text:style-name="T8">En tant que candidat, on peut se connecter l'intranet avec ROLE_CANDIDTAE et accéder <text:s/>directement à l'espace des candidats pour:</text:span></text:p>
      <text:list xml:id="list5990784278511406702" text:style-name="L16">
        <text:list-item>
          <text:p text:style-name="P10"><text:span text:style-name="T8">Remplir les informations personnelles,</text:span></text:p>
        </text:list-item>
        <text:list-item>
          <text:p text:style-name="P10"><text:span text:style-name="T8">Télécharger son CV.</text:span></text:p>
        </text:list-item>
        <text:list-item>
          <text:p text:style-name="P10"><text:span text:style-name="T8">Consulter les offres.</text:span></text:p>
        </text:list-item>
        <text:list-item>
          <text:p text:style-name="P10"><text:span text:style-name="T8">Postuler pour une offre.</text:span></text:p>
        </text:list-item>
        <text:list-item>
          <text:p text:style-name="P10"><text:span text:style-name="T8">créer des alertes des nouvelles offres.</text:span></text:p>
        </text:list-item>
      </text:list>
      <text:h text:style-name="P1" text:outline-level="3"><text:bookmark text:name="Descriptiondesacteurs(personas)-Employee"/><text:span text:style-name="Strong_20_Emphasis"><text:span text:style-name="T9">b. Employé</text:span></text:span></text:h>
      <text:p text:style-name="P5"><text:span text:style-name="T8">En tant qu'employé, on doit se connecter à l'intranet avec le ROLE_EMPLOYEE pour : </text:span></text:p>
      <text:p text:style-name="P5"><text:span text:style-name="T8">Tout d'abord remplir la fiche collaborateur.</text:span></text:p>
      <text:p text:style-name="P3">Puis :</text:p>
      <text:p text:style-name="P3">On peut accéder aux différents espaces de l'application:</text:p>
      <text:p text:style-name="P3"/>
      <text:list xml:id="list7197513032236270159" text:style-name="L18">
        <text:list-item>
          <text:p text:style-name="P15">Son profil pour:</text:p>
          <text:list>
            <text:list-item>
              <text:p text:style-name="P12">Modifier ses informations personnelles.</text:p>
            </text:list-item>
            <text:list-item>
              <text:p text:style-name="P12">Modifier le mot de passe.</text:p>
              <text:p text:style-name="P4"/>
            </text:list-item>
          </text:list>
        </text:list-item>
      </text:list>
      <text:list xml:id="list1878395922573692560" text:style-name="L17">
        <text:list-item>
          <text:p text:style-name="P16">L'espace ressources humains pour :</text:p>
          <text:list>
            <text:list-item>
              <text:p text:style-name="P13">Accéder à la partie congé pour : </text:p>
              <text:list>
                <text:list-item>
                  <text:p text:style-name="P13">Demander un congé/ Autorisation d'absence.</text:p>
                </text:list-item>
                <text:list-item>
                  <text:p text:style-name="P13">Voir liste de ses demandes (approuvées, refusées ou pas encore traitées).</text:p>
                </text:list-item>
                <text:list-item>
                  <text:p text:style-name="P13">Consulter son solde de congés.</text:p>
                </text:list-item>
              </text:list>
            </text:list-item>
            <text:list-item>
              <text:p text:style-name="P13"><text:soft-page-break/>Demander un document administratif :</text:p>
              <text:list>
                <text:list-item>
                  <text:p text:style-name="P13">Demander ses bulletins de paie.</text:p>
                </text:list-item>
                <text:list-item>
                  <text:p text:style-name="P13">Demander une attestation de travaille.</text:p>
                </text:list-item>
              </text:list>
            </text:list-item>
            <text:list-item>
              <text:p text:style-name="P13">Demande de cooptation:</text:p>
              <text:list>
                <text:list-item>
                  <text:p text:style-name="P13">Insérer des informations de la personne à recommander et télécharger son CV</text:p>
                </text:list-item>
              </text:list>
            </text:list-item>
          </text:list>
        </text:list-item>
        <text:list-item>
          <text:p text:style-name="P16">L'espace formation pour:</text:p>
          <text:list>
            <text:list-item>
              <text:p text:style-name="P13">Offrir une formation</text:p>
            </text:list-item>
            <text:list-item>
              <text:p text:style-name="P13">Demander une nouvelle formation.</text:p>
            </text:list-item>
            <text:list-item>
              <text:p text:style-name="P13">Confirmer sa présence à une formation.</text:p>
            </text:list-item>
            <text:list-item>
              <text:p text:style-name="P13">Lister toutes les formations (effectuées ou non)</text:p>
            </text:list-item>
          </text:list>
        </text:list-item>
      </text:list>
      <text:p text:style-name="P3"/>
      <text:p text:style-name="P6"/>
      <text:list xml:id="list8697866477539958659" text:style-name="L6">
        <text:list-item>
          <text:p text:style-name="P9">Cliquer sur l'icône de notification pour vérifier toutes les notifications (Demande de congé approuvé, Formation offerte...).</text:p>
        </text:list-item>
      </text:list>
      <text:p text:style-name="P6"/>
      <text:p text:style-name="P7"><text:span text:style-name="Strong_20_Emphasis"><text:span text:style-name="T10">c. HRM (Humain Ressource Manager ou Responsable RH)</text:span></text:span></text:p>
      <text:p text:style-name="P7"><text:span text:style-name="Strong_20_Emphasis"><text:span text:style-name="T12">Un responsable RH a toutes les autorisations d'un simple employé, en plus:</text:span></text:span></text:p>
      <text:p text:style-name="P3">En tant que HRM, On peut se connecter à l'intranet avec le ROLE_HRM, pour :</text:p>
      <text:list xml:id="list4436376966711104977" text:style-name="L19">
        <text:list-item>
          <text:p text:style-name="P14">Accéder à l'espace ressources humains pour:</text:p>
          <text:list>
            <text:list-item>
              <text:p text:style-name="P14">Vérifier la liste des demandes de congés et :</text:p>
              <text:list>
                <text:list-item>
                  <text:p text:style-name="P14">Approuver la demande.</text:p>
                </text:list-item>
                <text:list-item>
                  <text:p text:style-name="P14">Refuser la demande avec la rédaction du motif de refus.</text:p>
                </text:list-item>
                <text:list-item>
                  <text:p text:style-name="P14">Faire tout ce qu'un employé est capable de faire dans cet espace.</text:p>
                </text:list-item>
              </text:list>
            </text:list-item>
            <text:list-item>
              <text:p text:style-name="P14">Consulter la liste des employés:</text:p>
              <text:list>
                <text:list-item>
                  <text:p text:style-name="P14">Lister les informations de chaque employé.</text:p>
                </text:list-item>
                <text:list-item>
                  <text:p text:style-name="P14">Clôture du dossier d'un employé.</text:p>
                </text:list-item>
              </text:list>
            </text:list-item>
            <text:list-item>
              <text:p text:style-name="P14"><text:soft-page-break/>Accéder à liste des demandes des papiers administratifs et cooptations:</text:p>
              <text:list>
                <text:list-item>
                  <text:p text:style-name="P14">Imprimer les fichiers correspondant pour les cacheter et signer</text:p>
                </text:list-item>
              </text:list>
            </text:list-item>
          </text:list>
        </text:list-item>
      </text:list>
      <text:p text:style-name="P6"/>
      <text:list xml:id="list511575397" text:continue-numbering="true" text:style-name="L19">
        <text:list-item>
          <text:p text:style-name="P14">Accéder à l'espace recrutement pour:</text:p>
          <text:list>
            <text:list-item>
              <text:p text:style-name="P14">Annoncer une nouvelle offre d'emploie.</text:p>
            </text:list-item>
            <text:list-item>
              <text:p text:style-name="P14">Consulter la liste des candidat.</text:p>
              <text:list>
                <text:list-item>
                  <text:p text:style-name="P14">Afficher un candidat.</text:p>
                </text:list-item>
              </text:list>
            </text:list-item>
            <text:list-item>
              <text:p text:style-name="P14">Consulter la liste des offres publiées:</text:p>
              <text:list>
                <text:list-item>
                  <text:p text:style-name="P14">Modifier une offre.</text:p>
                </text:list-item>
                <text:list-item>
                  <text:p text:style-name="P18"><text:span text:style-name="T11">Archiver une offre.</text:span></text:p>
                </text:list-item>
              </text:list>
            </text:list-item>
          </text:list>
        </text:list-item>
      </text:list>
      <text:p text:style-name="P17"><text:span text:style-name="T13">c. Administrateur</text:span></text:p>
      <text:p text:style-name="P8"><text:span text:style-name="Strong_20_Emphasis"><text:span text:style-name="T12">L'administrateur a toutes les autorisations d'un simple employé et d'un Responsable RH, en plus:</text:span></text:span></text:p>
      <text:p text:style-name="P11">En tant que Administrateur, On peut se connecter à l'intranet avec le ROLE_ADMIN, pour :</text:p>
      <text:list xml:id="list1746139626" text:continue-numbering="true" text:style-name="L19">
        <text:list-item>
          <text:p text:style-name="P18"><text:span text:style-name="T11">Accéder à l'espace ressources humains pour:</text:span></text:p>
          <text:list>
            <text:list-item>
              <text:p text:style-name="P14">Consulter la liste des employés:</text:p>
              <text:list>
                <text:list-item>
                  <text:p text:style-name="P18"><text:span text:style-name="T11">Créer le compte pour un nouveau collaborateur.</text:span></text:p>
                </text:list-item>
              </text:list>
            </text:list-item>
          </text:list>
        </text:list-item>
        <text:list-item>
          <text:p text:style-name="P14">Accéder à son profil pour:</text:p>
          <text:list>
            <text:list-item>
              <text:p text:style-name="P18"><text:span text:style-name="Emphasis"><text:span text:style-name="T11">Faire tout ce qu'un employé est capable de faire dans cet espace.</text:span></text:span></text:p>
            </text:list-item>
          </text:list>
        </text:list-item>
        <text:list-item>
          <text:p text:style-name="P14">Accéder à l'espace paramétrage </text:p>
          <text:list>
            <text:list-item>
              <text:p text:style-name="P14">Format des emails </text:p>
            </text:list-item>
            <text:list-item>
              <text:p text:style-name="P14">Format des documents administratifs</text:p>
            </text:list-item>
            <text:list-item>
              <text:p text:style-name="P14">Nombre de congé annuel</text:p>
            </text:list-item>
            <text:list-item>
              <text:p text:style-name="P14">Autr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system-ui, 'Segoe UI', Roboto, 'Noto Sans', Ubuntu, 'Droid Sans', 'Helvetica Neue', sans-serif"/>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5-17T12:02:09</meta:creation-date>
    <dc:date>2018-05-17T14:31:58</dc:date>
    <dc:creator>amine jabri</dc:creator>
    <meta:editing-duration>PT1H15M41S</meta:editing-duration>
    <meta:editing-cycles>3</meta:editing-cycles>
    <meta:generator>OpenOffice/4.1.2$Unix OpenOffice.org_project/412m3$Build-9782</meta:generator>
    <meta:document-statistic meta:table-count="0" meta:image-count="0" meta:object-count="0" meta:page-count="4" meta:paragraph-count="79" meta:word-count="686" meta:character-count="3641"/>
  </office:meta>
</office:document-meta>
</file>